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ff0000" fo:font-size="12pt" fo:font-style="italic" style:font-size-asian="12pt" style:font-style-asian="italic" style:font-size-complex="12pt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in" style:auto-text-indent="false"/>
    </style:style>
    <style:style style:name="P7" style:family="paragraph" style:parent-style-name="Standard">
      <style:paragraph-properties fo:margin-left="1in" fo:margin-right="0in" fo:margin-top="0in" fo:margin-bottom="0in" loext:contextual-spacing="false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.75in" fo:margin-right="0in" fo:margin-top="0in" fo:margin-bottom="0in" loext:contextual-spacing="false" fo:text-indent="-0.25in" style:auto-text-indent="false"/>
    </style:style>
    <style:style style:name="P9" style:family="paragraph" style:parent-style-name="Standard">
      <style:paragraph-properties fo:margin-left="1.25in" fo:margin-right="0in" fo:margin-top="0in" fo:margin-bottom="0in" loext:contextual-spacing="false" fo:text-indent="-0.25in" style:auto-text-indent="false"/>
    </style:style>
    <style:style style:name="P10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Equipe</text:span>:</text:p>
      <text:p text:style-name="P1"><text:tab/>Eric Guimarães Barbosa<text:span text:style-name="T2"><text:tab/><text:tab/></text:span><text:span text:style-name="T1">Matrícula: </text:span>201711250016</text:p>
      <text:p text:style-name="P1"><text:tab/>Victor Andrade Perone<text:tab/><text:tab/><text:span text:style-name="T1">Matrícula: </text:span>201711250013</text:p>
      <text:p text:style-name="P1"/>
      <text:p text:style-name="P1"><text:span text:style-name="T1">Título</text:span>: <text:span text:style-name="T3">Sistema de Monitoramento e Análise de Rendimento em Painéis Solares</text:span></text:p>
      <text:p text:style-name="P2"/>
      <text:p text:style-name="P3"><text:a xlink:type="simple" xlink:href="https://github.com/victorperone/Disciplina-POO/tree/master/Sistema%20de%20Monitoramento%20e%20An%C3%A1lise%20de%20Rendimento%20em%20Pain%C3%A9is%20Solares" text:style-name="Internet_20_link" text:visited-style-name="Visited_20_Internet_20_Link"><text:span text:style-name="T4">Link do repositório GitHub</text:span></text:a><text:span text:style-name="T2"><text:line-break/></text:span></text:p>
      <text:p text:style-name="P1"/>
      <text:p text:style-name="P1"><text:span text:style-name="T1">Descrição Geral:</text:span></text:p>
      <text:p text:style-name="P6"><text:tab/>O projeto consiste em realizar medições de tensão e corrente de painéis solares, para aferição da eficiência individual de cada placa do sistema, sendo estes dados enviados para um servidor que irá armazená-los e posteriormente serão tratados por um software.</text:p>
      <text:p text:style-name="P6"/>
      <text:p text:style-name="P4"><text:span text:style-name="T1">Objetivo: </text:span></text:p>
      <text:p text:style-name="P7">1- Verificar a eficiência de cada painel solar.</text:p>
      <text:p text:style-name="P7">2- Tratar os dados obtidos para análise mais detalhada, a fim de averiguar eventuais problemas.</text:p>
      <text:p text:style-name="P7">3- Manutenção de forma mais eficiente, pois não seria necessário desligar o sistema inteiro para averiguação de problemas ou manutenções de rotina, uma vez que o monitoramento se dá em tempo real.</text:p>
      <text:p text:style-name="P7">4- Realização de tratamento mais específico, pois métodos atuais realizam a medição apenas do conjunto, e não o tratamento individual de cada painel.</text:p>
      <text:p text:style-name="P7">5- Oferecer um produto que seja adaptável aos sistemas de painéis solares atuais, de modo que conexões e a estrutura física originais sofram o mínimo de modificações.</text:p>
      <text:p text:style-name="P4"/>
      <text:p text:style-name="P4"><text:span text:style-name="T1">Principais Funcionalidades:</text:span></text:p>
      <text:p text:style-name="P7">Medição e acompanhamento da geração em tempo real, bem como realização de manutenção ou reparos eventuais de forma mais eficiente.</text:p>
      <text:p text:style-name="P4"/>
      <text:p text:style-name="P4"><text:span text:style-name="T1">A quem se destina:</text:span></text:p>
      <text:p text:style-name="P7">1- <text:s/>Empresas e residências (consumidores finais).</text:p>
      <text:p text:style-name="P7">2- Empresas que atuem no ramo de gestão, desenvolvimento e vendas de sistema solar.</text:p>
      <text:p text:style-name="P4"/>
      <text:p text:style-name="P4"><text:soft-page-break/><text:span text:style-name="T1">Principais Classes e métodos:</text:span></text:p>
      <text:p text:style-name="P8"><text:s/>ObtemMedicao:</text:p>
      <text:p text:style-name="P9">o <text:s text:c="2"/>Corrente;</text:p>
      <text:p text:style-name="P9">o <text:s text:c="2"/>Tensao;</text:p>
      <text:p text:style-name="P9">o <text:s text:c="2"/>Potencia;</text:p>
      <text:p text:style-name="P10"><text:s/>EnviaDados:</text:p>
      <text:p text:style-name="P9">o <text:s text:c="2"/>Medicoes;</text:p>
      <text:p text:style-name="P9"/>
      <text:p text:style-name="P11">Classes e métodos podem ser adicionados conforme a necessidade do cliente ou público al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248" meta:character-count="1645" meta:non-whitespace-character-count="1405"/>
    <meta:generator>LibreOfficeDev/5.1.0.3$Linux_X86_64 LibreOffice_project/</meta:generator>
  </office:meta>
</office:document-meta>
</file>